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6">㇆</text:span><text:span text:style-name="T7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<text:span text:style-name="T5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5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獸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爿疒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5">彡气</text:span>……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5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5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5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西非</text:p>
          </table:table-cell>
          <table:table-cell table:number-columns-repeated="2"/>
          <table:table-cell office:value-type="string" calcext:value-type="string">
            <text:p>甘亞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弋干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5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5">尤釆</text:span>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5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七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0:18:04.618555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5:39:09.152856297</dc:date>
    <meta:editing-duration>P15DT5H58M31S</meta:editing-duration>
    <meta:editing-cycles>2982</meta:editing-cycles>
    <meta:generator>LibreOffice/24.2.7.2$Linux_X86_64 LibreOffice_project/420$Build-2</meta:generator>
    <meta:document-statistic meta:table-count="1" meta:cell-count="450" meta:object-count="0"/>
  </office:meta>
</office:document-meta>
</file>